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36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Modificación en la tabla “estudiante”</text:h>
      <text:p text:style-name="P2"/>
      <text:p text:style-name="P3"><text:tab/>Se ha agregado el campo “inscrito” tipo de booleano que maneja si el estudiante está inscrito o no en el sistema. 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2-17T11:42:26</dc:date>
    <dc:creator>Mario Batres</dc:creator>
    <meta:editing-duration>PT00H34M13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6" meta:word-count="39" meta:character-count="220"/>
  </office:meta>
</office:document-meta>
</file>